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bb9" officeooo:paragraph-rsid="0001ebb9"/>
    </style:style>
    <style:style style:name="P2" style:family="paragraph" style:parent-style-name="Standard">
      <style:text-properties officeooo:rsid="0001ebb9" officeooo:paragraph-rsid="000552ab"/>
    </style:style>
    <style:style style:name="P3" style:family="paragraph" style:parent-style-name="Standard">
      <style:text-properties officeooo:rsid="0001ebb9" officeooo:paragraph-rsid="0007e0d9"/>
    </style:style>
    <style:style style:name="P4" style:family="paragraph" style:parent-style-name="Standard">
      <style:text-properties fo:font-size="14pt" fo:font-weight="bold" officeooo:rsid="0001ebb9" officeooo:paragraph-rsid="0001ebb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4545a" officeooo:paragraph-rsid="0004545a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4545a" officeooo:paragraph-rsid="0004545a"/>
    </style:style>
    <style:style style:name="P7" style:family="paragraph" style:parent-style-name="Standard">
      <style:text-properties officeooo:rsid="0004545a" officeooo:paragraph-rsid="000552ab"/>
    </style:style>
    <style:style style:name="P8" style:family="paragraph" style:parent-style-name="Standard">
      <style:text-properties officeooo:rsid="0004545a" officeooo:paragraph-rsid="0007e0d9"/>
    </style:style>
    <style:style style:name="P9" style:family="paragraph" style:parent-style-name="Standard">
      <style:text-properties officeooo:rsid="000552ab" officeooo:paragraph-rsid="000552ab"/>
    </style:style>
    <style:style style:name="P10" style:family="paragraph" style:parent-style-name="Standard">
      <style:text-properties fo:font-size="12pt" fo:font-weight="normal" officeooo:rsid="000552ab" officeooo:paragraph-rsid="000552a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67a8d" officeooo:paragraph-rsid="00067a8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7e0d9" officeooo:paragraph-rsid="0007e0d9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89c63" officeooo:paragraph-rsid="00089c63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rsid="0007e0d9" officeooo:paragraph-rsid="0007e0d9"/>
    </style:style>
    <style:style style:name="T1" style:family="text">
      <style:text-properties officeooo:rsid="0001ebb9"/>
    </style:style>
    <style:style style:name="T2" style:family="text">
      <style:text-properties officeooo:rsid="0004545a"/>
    </style:style>
    <style:style style:name="T3" style:family="text">
      <style:text-properties officeooo:rsid="000552a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67a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Annexe au paragraphe 2.2 : </text:span></text:p>
      <text:p text:style-name="P14">Le point 1 : OK</text:p>
      <text:p text:style-name="P14">Le point 2, peut être vérifié en ouvrant un terminal à l'aide de la commande CTRL-Alt-T</text:p>
      <text:p text:style-name="P3">La commande lsusb permet de lister les ports USB dont celui de la LPC USB Developpement kit demo board :</text:p>
      <text:p text:style-name="P1">regis@regis-System-Product-Name:~$ lsusb</text:p>
      <text:p text:style-name="P1">Bus 002 Device 006: ID 1a40:0101 Terminus Technology Inc. 4-Port HUB</text:p>
      <text:p text:style-name="P1">Bus 006 Device 002: ID 045e:0752 Microsoft Corp. Wired Keyboard 400</text:p>
      <text:p text:style-name="P1">Bus 006 Device 003: ID 045e:0084 Microsoft Corp. Basic Optical Mouse</text:p>
      <text:p text:style-name="P4">Bus 007 Device 002: ID 04d8:003f Microchip Technology, Inc. </text:p>
      <text:p text:style-name="P1">Bus 007 Device 003: ID 041e:3f02 Creative Technology, Ltd E-Mu 0202</text:p>
      <text:p text:style-name="P1">Bus 001 Device 001: ID 1d6b:0002 Linux Foundation 2.0 root hub</text:p>
      <text:p text:style-name="P1">Bus 002 Device 001: ID 1d6b:0002 Linux Foundation 2.0 root hub</text:p>
      <text:p text:style-name="P1">Bus 003 Device 001: ID 1d6b:0001 Linux Foundation 1.1 root hub</text:p>
      <text:p text:style-name="P1">Bus 004 Device 001: ID 1d6b:0001 Linux Foundation 1.1 root hub</text:p>
      <text:p text:style-name="P1">Bus 005 Device 001: ID 1d6b:0001 Linux Foundation 1.1 root hub</text:p>
      <text:p text:style-name="P1">Bus 006 Device 001: ID 1d6b:0001 Linux Foundation 1.1 root hub</text:p>
      <text:p text:style-name="P1">Bus 007 Device 001: ID 1d6b:0001 Linux Foundation 1.1 root hub</text:p>
      <text:p text:style-name="P1">Bus 008 Device 001: ID 1d6b:0001 Linux Foundation 1.1 root hub</text:p>
      <text:p text:style-name="P1">Bus 002 Device 007: ID 06c2:0045 Phidgets Inc. (formerly GLAB) PhidgetInterface Kit 8-8-8</text:p>
      <text:p text:style-name="P1">Bus 002 Device 008: ID 03f0:6c11 Hewlett-Packard </text:p>
      <text:p text:style-name="P1">Bus 002 Device 009: ID 06c2:003c Phidgets Inc. (formerly GLAB) </text:p>
      <text:p text:style-name="P1">regis@regis-System-Product-Name:~$ </text:p>
      <text:p text:style-name="P1"/>
      <text:p text:style-name="P1">La commande tty permet : « print the file name of the terminal connected to standard input » :</text:p>
      <text:p text:style-name="P1"/>
      <text:p text:style-name="P1">regis@regis-System-Product-Name:~$ tty</text:p>
      <text:p text:style-name="P1">/dev/pts/2</text:p>
      <text:p text:style-name="P1"/>
      <text:p text:style-name="P1">La commande cd permet le changement de répertoire :</text:p>
      <text:p text:style-name="P1">regis@regis-System-Product-Name:~$ cd /dev</text:p>
      <text:p text:style-name="P1">regis@regis-System-Product-Name:/dev$ </text:p>
      <text:p text:style-name="P1"/>
      <text:p text:style-name="P2">La commande ls <text:span text:style-name="T2"> </text:span>-l <text:s/>permet de <text:span text:style-name="T3">lister l'ensemble du répertoire, un extrait est donné ci-dessous :</text:span></text:p>
      <text:p text:style-name="P9">crw------- <text:s/>1 root <text:s/>root <text:s text:c="3"/>250, <text:s text:c="2"/>0 avril <text:s/>1 15:45 hidraw0</text:p>
      <text:p text:style-name="P9">crw------- <text:s/>1 root <text:s/>root <text:s text:c="3"/>250, <text:s text:c="2"/>1 avril <text:s/>1 15:45 hidraw1</text:p>
      <text:p text:style-name="P9">crw-rw---- <text:s/>1 regis regis <text:s text:c="2"/>250, <text:s text:c="2"/>2 avril <text:s/>1 15:45 hidraw2</text:p>
      <text:p text:style-name="P9">crw------- <text:s/>1 root <text:s/>root <text:s text:c="3"/>250, <text:s text:c="2"/>3 avril <text:s/>1 15:45 hidraw3</text:p>
      <text:p text:style-name="P2"/>
      <text:p text:style-name="P2">La commande ls <text:span text:style-name="T2">hidraw0 </text:span>-l <text:s/>permet de <text:span text:style-name="T2">vérifier</text:span> l<text:span text:style-name="T3">a</text:span> <text:span text:style-name="T2">présence ou non du fichier hidraw0</text:span> <text:span text:style-name="T2">qui est généré quand </text:span>la LPC USB Developpement kit demo board <text:span text:style-name="T3">est présente </text:span>:</text:p>
      <text:p text:style-name="P1"/>
      <text:p text:style-name="P7">Sans <text:span text:style-name="T1">la LPC USB Developpement kit demo board :</text:span></text:p>
      <text:p text:style-name="P6">regis@regis-System-Product-Name:/dev$ ls hidraw0 -l</text:p>
      <text:p text:style-name="P8">ls: impossible d'accéder à hidraw0: <text:span text:style-name="T4">Aucun fichier ou dossier de ce type</text:span></text:p>
      <text:p text:style-name="P8"/>
      <text:p text:style-name="P9">Avec <text:span text:style-name="T1">la LPC USB Developpement kit demo board :</text:span></text:p>
      <text:p text:style-name="P6">regis@regis-System-Product-Name:/dev$ ls hidraw0 -l</text:p>
      <text:p text:style-name="P5">crw------- 1 root root 250, 0 avril <text:s/>1 16:29 hidraw0</text:p>
      <text:p text:style-name="P5"/>
      <text:p text:style-name="P10">Avec la commande chmod +x hiddraw<text:span text:style-name="T5">2</text:span>, Philippe a modifié <text:s/>les droits d'accès sur le fichier , <text:span text:style-name="T5">pour le vérifier :</text:span></text:p>
      <text:p text:style-name="P10"><text:soft-page-break/>regis@regis-System-Product-Name:/dev$ ls hidraw2 -l</text:p>
      <text:p text:style-name="P10">crw-<text:span text:style-name="T4">rw</text:span>---- 1 <text:span text:style-name="T4">regis regis</text:span> 250, 2 avril <text:s/>1 15:45 hidraw2</text:p>
      <text:p text:style-name="P11">En plus, la cde man « nom de la commande » permet d'avoir des détails sur cette commande.</text:p>
      <text:p text:style-name="P11"/>
      <text:p text:style-name="P12">Les points 3, 4 et 5 sont vérifiables sous Windows XP.</text:p>
      <text:p text:style-name="P12">Les points 3, 4 et 5 ne sont pas vérifiables sous linux Ubuntu, en effet les recherches d'un éxécutable :</text:p>
      <text:p text:style-name="P12">regis@regis-System-Product-Name:~/mla/apps/usb/device$ ls -l</text:p>
      <text:p text:style-name="P12">total 72</text:p>
      <text:p text:style-name="P12">drwxrwx--- 3 regis regis 4096 mars <text:s/>26 15:26 audio_microphone</text:p>
      <text:p text:style-name="P12">drwxrwx--- 3 regis regis 4096 mars <text:s/>26 15:26 audio_midi</text:p>
      <text:p text:style-name="P12">drwxrwx--- 4 regis regis 4096 mars <text:s/>26 15:26 bootloaders</text:p>
      <text:p text:style-name="P12">drwxrwx--- 4 regis regis 4096 mars <text:s/>26 15:26 cdc_basic</text:p>
      <text:p text:style-name="P12">drwxrwx--- 4 regis regis 4096 mars <text:s/>26 15:26 cdc_serial_emulator</text:p>
      <text:p text:style-name="P12">drwxrwx--- 4 regis regis 4096 mars <text:s/>26 15:26 composite_hid_msd</text:p>
      <text:p text:style-name="P12">drwxrwx--- 4 regis regis 4096 mars <text:s/>26 15:26 <text:span text:style-name="T4">hid_custom</text:span></text:p>
      <text:p text:style-name="P12">drwxrwx--- 3 regis regis 4096 mars <text:s/>26 15:26 hid_digitizer_multi_touch</text:p>
      <text:p text:style-name="P12">drwxrwx--- 3 regis regis 4096 mars <text:s/>26 15:26 hid_digitizer_single_touch</text:p>
      <text:p text:style-name="P12">drwxrwx--- 4 regis regis 4096 mars <text:s/>26 15:26 hid_joystick</text:p>
      <text:p text:style-name="P12">drwxrwx--- 3 regis regis 4096 mars <text:s/>26 15:26 hid_keyboard</text:p>
      <text:p text:style-name="P12">drwxrwx--- 3 regis regis 4096 mars <text:s/>26 15:26 hid_mouse</text:p>
      <text:p text:style-name="P12">drwxrwx--- 3 regis regis 4096 mars <text:s/>26 15:26 hid_ups</text:p>
      <text:p text:style-name="P12">drwxrwx--- 3 regis regis 4096 mars <text:s/>26 15:26 msd_internal_flash</text:p>
      <text:p text:style-name="P12">drwxrwx--- 3 regis regis 4096 mars <text:s/>26 15:26 msd_sd_card_reader</text:p>
      <text:p text:style-name="P12">drwxrwx--- 4 regis regis 4096 mars <text:s/>26 15:26 utilities</text:p>
      <text:p text:style-name="P12">drwxrwx--- 4 regis regis 4096 mars <text:s/>26 15:26 vendor_basic</text:p>
      <text:p text:style-name="P12">drwxrwx--- 4 regis regis 4096 mars <text:s/>26 15:26 vendor_throughput_test</text:p>
      <text:p text:style-name="P12"/>
      <text:p text:style-name="P12">regis@regis-System-Product-Name:~/mla/apps/usb/device$ cd hid_custom</text:p>
      <text:p text:style-name="P12">regis@regis-System-Product-Name:~/mla/apps/usb/device/hid_custom$ ls</text:p>
      <text:p text:style-name="P12">firmware <text:s/><text:span text:style-name="T4">utilities</text:span></text:p>
      <text:p text:style-name="P12"/>
      <text:p text:style-name="P13">regis@regis-System-Product-Name:~/mla/apps/usb/device/hid_custom/utilities$ ls</text:p>
      <text:p text:style-name="P13"><text:span text:style-name="T4">basic_example</text:span> <text:s/>plug_and_play_example</text:p>
      <text:p text:style-name="P13"/>
      <text:p text:style-name="P13">regis@regis-System-Product-Name:~/mla/apps/usb/device/hid_custom/utilities/basic_example$ ls</text:p>
      <text:p text:style-name="P13">android <text:s/>windows</text:p>
      <text:p text:style-name="P13"/>
      <text:p text:style-name="P13">montrent qu'aucun exemple n'est prévu pour Linux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5:49:08.011291003</meta:creation-date>
    <meta:print-date>2015-04-01T17:40:43.475057651</meta:print-date>
    <dc:date>2015-04-01T17:47:15.957315541</dc:date>
    <meta:editing-duration>PT10M26S</meta:editing-duration>
    <meta:editing-cycles>1</meta:editing-cycles>
    <meta:document-statistic meta:table-count="0" meta:image-count="0" meta:object-count="0" meta:page-count="2" meta:paragraph-count="74" meta:word-count="660" meta:character-count="4506" meta:non-whitespace-character-count="3796"/>
    <meta:generator>LibreOffice/4.2.7.2$Linux_X86_64 LibreOffice_project/420m0$Build-2</meta:generator>
  </office:meta>
</office:document-meta>
</file>